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au1" style:family="table">
      <style:table-properties style:width="9.462cm" table:align="left"/>
    </style:style>
    <style:style style:name="Tableau1.A" style:family="table-column">
      <style:table-column-properties style:column-width="1.272cm"/>
    </style:style>
    <style:style style:name="Tableau1.B" style:family="table-column">
      <style:table-column-properties style:column-width="2.762cm"/>
    </style:style>
    <style:style style:name="Tableau1.C" style:family="table-column">
      <style:table-column-properties style:column-width="2.245cm"/>
    </style:style>
    <style:style style:name="Tableau1.D" style:family="table-column">
      <style:table-column-properties style:column-width="3.182cm"/>
    </style:style>
    <style:style style:name="Tableau1.A1" style:family="table-cell">
      <style:table-cell-properties style:vertical-align="middle" fo:padding="0.049cm" fo:border="none"/>
    </style:style>
    <style:style style:name="Tableau2" style:family="table">
      <style:table-properties style:width="9.684cm" table:align="left"/>
    </style:style>
    <style:style style:name="Tableau2.A" style:family="table-column">
      <style:table-column-properties style:column-width="1.272cm"/>
    </style:style>
    <style:style style:name="Tableau2.B" style:family="table-column">
      <style:table-column-properties style:column-width="2.762cm"/>
    </style:style>
    <style:style style:name="Tableau2.C" style:family="table-column">
      <style:table-column-properties style:column-width="2.468cm"/>
    </style:style>
    <style:style style:name="Tableau2.D" style:family="table-column">
      <style:table-column-properties style:column-width="3.182cm"/>
    </style:style>
    <style:style style:name="Tableau2.A1" style:family="table-cell">
      <style:table-cell-properties style:vertical-align="middle" fo:padding="0.049cm" fo:border="none"/>
    </style:style>
    <style:style style:name="P1" style:family="paragraph" style:parent-style-name="Preformatted_20_Text">
      <style:paragraph-properties fo:margin-left="0cm" fo:margin-right="0cm" fo:text-indent="0cm" style:auto-text-indent="false"/>
    </style:style>
    <style:style style:name="P2" style:family="paragraph" style:parent-style-name="Table_20_Contents">
      <style:text-properties fo:font-size="2pt" style:font-size-asian="2pt" style:font-size-complex="2pt"/>
    </style:style>
    <style:style style:name="P3" style:family="paragraph" style:parent-style-name="Text_20_body" style:list-style-name="L1"/>
    <style:style style:name="P4" style:family="paragraph" style:parent-style-name="Text_20_body" style:list-style-name="L1">
      <style:paragraph-properties fo:margin-top="0cm" fo:margin-bottom="0cm" style:contextual-spacing="false"/>
    </style:style>
    <style:style style:name="P5" style:family="paragraph" style:parent-style-name="Text_20_body" style:list-style-name="L2"/>
    <style:style style:name="P6" style:family="paragraph" style:parent-style-name="Text_20_body" style:list-style-name="L2">
      <style:paragraph-properties fo:margin-top="0cm" fo:margin-bottom="0cm" style:contextual-spacing="false"/>
    </style:style>
    <style:style style:name="P7" style:family="paragraph" style:parent-style-name="Text_20_body" style:list-style-name="L3"/>
    <style:style style:name="P8" style:family="paragraph" style:parent-style-name="Text_20_body" style:list-style-name="L3">
      <style:paragraph-properties fo:margin-top="0cm" fo:margin-bottom="0cm" style:contextual-spacing="false"/>
    </style:style>
    <style:style style:name="P9" style:family="paragraph" style:parent-style-name="Text_20_body" style:list-style-name="L4"/>
    <style:style style:name="P10" style:family="paragraph" style:parent-style-name="Text_20_body" style:list-style-name="L4">
      <style:paragraph-properties fo:margin-top="0cm" fo:margin-bottom="0cm" style:contextual-spacing="false"/>
    </style:style>
    <style:style style:name="P11" style:family="paragraph" style:parent-style-name="Text_20_body" style:list-style-name="L5"/>
    <style:style style:name="P12" style:family="paragraph" style:parent-style-name="Text_20_body" style:list-style-name="L5">
      <style:paragraph-properties fo:margin-top="0cm" fo:margin-bottom="0cm" style:contextual-spacing="false"/>
    </style:style>
    <style:style style:name="P13" style:family="paragraph" style:parent-style-name="Text_20_body" style:list-style-name="L6"/>
    <style:style style:name="P14" style:family="paragraph" style:parent-style-name="Text_20_body" style:list-style-name="L6">
      <style:paragraph-properties fo:margin-top="0cm" fo:margin-bottom="0cm" style:contextual-spacing="false"/>
    </style:style>
    <style:style style:name="P15" style:family="paragraph" style:parent-style-name="Text_20_body" style:list-style-name="L7"/>
    <style:style style:name="P16" style:family="paragraph" style:parent-style-name="Text_20_body" style:list-style-name="L7">
      <style:paragraph-properties fo:margin-top="0cm" fo:margin-bottom="0cm" style:contextual-spacing="false"/>
    </style:style>
    <style:style style:name="P17" style:family="paragraph" style:parent-style-name="Text_20_body" style:list-style-name="L8"/>
    <style:style style:name="P18" style:family="paragraph" style:parent-style-name="Text_20_body" style:list-style-name="L8">
      <style:paragraph-properties fo:margin-top="0cm" fo:margin-bottom="0cm" style:contextual-spacing="false"/>
    </style:style>
    <style:style style:name="P19" style:family="paragraph" style:parent-style-name="Text_20_body" style:list-style-name="L9"/>
    <style:style style:name="P20" style:family="paragraph" style:parent-style-name="Text_20_body" style:list-style-name="L9">
      <style:paragraph-properties fo:margin-top="0cm" fo:margin-bottom="0cm" style:contextual-spacing="false"/>
    </style:style>
    <style:style style:name="P21" style:family="paragraph" style:parent-style-name="Text_20_body" style:list-style-name="L10"/>
    <style:style style:name="P22" style:family="paragraph" style:parent-style-name="Text_20_body" style:list-style-name="L10">
      <style:paragraph-properties fo:margin-top="0cm" fo:margin-bottom="0cm" style:contextual-spacing="false"/>
    </style:style>
    <style:style style:name="P23" style:family="paragraph" style:parent-style-name="Text_20_body" style:list-style-name="L11"/>
    <style:style style:name="P24" style:family="paragraph" style:parent-style-name="Text_20_body" style:list-style-name="L11">
      <style:paragraph-properties fo:margin-top="0cm" fo:margin-bottom="0cm" style:contextual-spacing="false"/>
    </style:style>
    <style:style style:name="P25" style:family="paragraph" style:parent-style-name="Text_20_body" style:list-style-name="L12"/>
    <style:style style:name="P26" style:family="paragraph" style:parent-style-name="Text_20_body" style:list-style-name="L12">
      <style:paragraph-properties fo:margin-top="0cm" fo:margin-bottom="0cm" style:contextual-spacing="false"/>
    </style:style>
    <style:style style:name="P27" style:family="paragraph" style:parent-style-name="Text_20_body" style:list-style-name="L13"/>
    <style:style style:name="P28" style:family="paragraph" style:parent-style-name="Text_20_body" style:list-style-name="L13">
      <style:paragraph-properties fo:margin-top="0cm" fo:margin-bottom="0cm" style:contextual-spacing="false"/>
    </style:style>
    <style:style style:name="P29" style:family="paragraph" style:parent-style-name="Text_20_body" style:list-style-name="L14"/>
    <style:style style:name="P30" style:family="paragraph" style:parent-style-name="Text_20_body" style:list-style-name="L14">
      <style:paragraph-properties fo:margin-top="0cm" fo:margin-bottom="0cm" style:contextual-spacing="false"/>
    </style:style>
    <style:style style:name="P31" style:family="paragraph" style:parent-style-name="Text_20_body" style:list-style-name="L15"/>
    <style:style style:name="P32" style:family="paragraph" style:parent-style-name="Text_20_body" style:list-style-name="L15">
      <style:paragraph-properties fo:margin-top="0cm" fo:margin-bottom="0cm" style:contextual-spacing="false"/>
    </style:style>
    <style:style style:name="P33" style:family="paragraph" style:parent-style-name="Text_20_body" style:list-style-name="L16"/>
    <style:style style:name="P34" style:family="paragraph" style:parent-style-name="Text_20_body" style:list-style-name="L16">
      <style:paragraph-properties fo:margin-top="0cm" fo:margin-bottom="0cm" style:contextual-spacing="false"/>
    </style:style>
    <style:style style:name="P35" style:family="paragraph" style:parent-style-name="Text_20_body" style:list-style-name="L17"/>
    <style:style style:name="P36" style:family="paragraph" style:parent-style-name="Text_20_body" style:list-style-name="L17">
      <style:paragraph-properties fo:margin-top="0cm" fo:margin-bottom="0cm" style:contextual-spacing="false"/>
    </style:style>
    <style:style style:name="P37" style:family="paragraph" style:parent-style-name="Text_20_body" style:list-style-name="L18"/>
    <style:style style:name="P38" style:family="paragraph" style:parent-style-name="Text_20_body" style:list-style-name="L18">
      <style:paragraph-properties fo:margin-top="0cm" fo:margin-bottom="0cm" style:contextual-spacing="false"/>
    </style:style>
    <style:style style:name="Sect1" style:family="section">
      <style:section-properties style:writing-mode="lr-tb"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Séance 22 : Parcours et exercices sur graphes</text:h>
      <text:h text:style-name="Heading_20_3" text:outline-level="3">Objectif</text:h>
      <text:p text:style-name="Text_20_body">Aujourd’hui, on apprend à parcourir un graphe.</text:p>
      <text:h text:style-name="Heading_20_3" text:outline-level="3">À la fin de la séance, je dois savoir :</text:h>
      <text:list text:style-name="L1">
        <text:list-item>
          <text:p text:style-name="P4">expliquer ce qu’est un parcours ; </text:p>
        </text:list-item>
        <text:list-item>
          <text:p text:style-name="P4">distinguer largeur et profondeur ; </text:p>
        </text:list-item>
        <text:list-item>
          <text:p text:style-name="P4">suivre un parcours simple ; </text:p>
        </text:list-item>
        <text:list-item>
          <text:p text:style-name="P3">retrouver un ordre de visite. </text:p>
        </text:list-item>
      </text:list>
      <text:h text:style-name="Heading_20_1" text:outline-level="1">1. À retenir</text:h>
      <text:h text:style-name="Heading_20_2" text:outline-level="2">Parcourir un graphe</text:h>
      <text:p text:style-name="Text_20_body">Parcourir un graphe, c’est visiter ses sommets selon une méthode.</text:p>
      <text:h text:style-name="Heading_20_2" text:outline-level="2">Important</text:h>
      <text:p text:style-name="Text_20_body">Il faut éviter de visiter plusieurs fois le même sommet.</text:p>
      <text:h text:style-name="Heading_20_2" text:outline-level="2">Parcours en largeur</text:h>
      <text:p text:style-name="Text_20_body">Le parcours en largeur visite d’abord les sommets proches du sommet de départ.</text:p>
      <text:p text:style-name="Text_20_body">On peut dire qu’il avance <text:span text:style-name="Strong_20_Emphasis">par couches</text:span>.</text:p>
      <text:h text:style-name="Heading_20_2" text:outline-level="2">Parcours en profondeur</text:h>
      <text:p text:style-name="Text_20_body">Le parcours en profondeur suit un chemin aussi loin que possible avant de revenir.</text:p>
      <text:p text:style-name="Text_20_body">On peut dire qu’il avance <text:span text:style-name="Strong_20_Emphasis">par branche</text:span>.</text:p>
      <text:h text:style-name="Heading_20_1" text:outline-level="1">2. Exemple guidé</text:h>
      <text:p text:style-name="Text_20_body">On considère le graphe :</text:p>
      <text:section text:style-name="Sect1" text:name="code-block-viewer">
        <text:p text:style-name="P1">A ----- B ----- E</text:p>
        <text:p text:style-name="Preformatted_20_Text">| <text:s text:c="6"/>|</text:p>
        <text:p text:style-name="Preformatted_20_Text">| <text:s text:c="6"/>|</text:p>
        <text:p text:style-name="Preformatted_20_Text">C ----- D</text:p>
      </text:section>
      <text:p text:style-name="Text_20_body">Liste d’adjacence :</text:p>
      <text:list text:style-name="L2">
        <text:list-item>
          <text:p text:style-name="P6">A : B, C </text:p>
        </text:list-item>
        <text:list-item>
          <text:p text:style-name="P6">B : A, D, E </text:p>
        </text:list-item>
        <text:list-item>
          <text:p text:style-name="P6">C : A, D </text:p>
        </text:list-item>
        <text:list-item>
          <text:p text:style-name="P6">D : B, C </text:p>
        </text:list-item>
        <text:list-item>
          <text:p text:style-name="P5"><text:soft-page-break/>E : B </text:p>
        </text:list-item>
      </text:list>
      <text:p text:style-name="Text_20_body">On part du sommet <text:span text:style-name="Strong_20_Emphasis">A</text:span> et on traite les voisins dans l’ordre alphabétique.</text:p>
      <text:h text:style-name="Heading_20_3" text:outline-level="3">Questions</text:h>
      <text:list text:style-name="L3">
        <text:list-item>
          <text:p text:style-name="P8">Donner l’ordre de visite d’un parcours en largeur :<text:line-break/>.................................................................... </text:p>
        </text:list-item>
        <text:list-item>
          <text:p text:style-name="P8">Donner l’ordre de visite d’un parcours en profondeur :<text:line-break/>.................................................................... </text:p>
        </text:list-item>
        <text:list-item>
          <text:p text:style-name="P7">Quel sommet est visité en premier dans les deux cas ?<text:line-break/>.................................................................... </text:p>
        </text:list-item>
      </text:list>
      <text:h text:style-name="Heading_20_1" text:outline-level="1">3. Exercices</text:h>
      <text:h text:style-name="Heading_20_2" text:outline-level="2">Exercice 1</text:h>
      <text:p text:style-name="Text_20_body">Compléter :</text:p>
      <text:list text:style-name="L4">
        <text:list-item>
          <text:p text:style-name="P10">Parcourir un graphe, c’est<text:line-break/>.................................................................... </text:p>
        </text:list-item>
        <text:list-item>
          <text:p text:style-name="P10">Dans un parcours en largeur, on visite d’abord<text:line-break/>.................................................................... </text:p>
        </text:list-item>
        <text:list-item>
          <text:p text:style-name="P10">Dans un parcours en profondeur, on suit<text:line-break/>.................................................................... </text:p>
        </text:list-item>
        <text:list-item>
          <text:p text:style-name="P9">Il faut éviter de<text:line-break/>.................................................................... </text:p>
        </text:list-item>
      </text:list>
      <text:h text:style-name="Heading_20_2" text:outline-level="2">Exercice 2</text:h>
      <text:p text:style-name="Text_20_body">On considère le graphe :</text:p>
      <text:section text:style-name="Sect1" text:name="Section1">
        <text:p text:style-name="P1"><text:bookmark text:name="code-block-viewer"/>A ----- B ----- F</text:p>
        <text:p text:style-name="Preformatted_20_Text">| <text:s text:c="4"/>/ |</text:p>
        <text:p text:style-name="Preformatted_20_Text">| <text:s text:c="2"/>/ <text:s text:c="2"/>|</text:p>
        <text:p text:style-name="Preformatted_20_Text">C ----- D ----- E</text:p>
      </text:section>
      <text:p text:style-name="Text_20_body">Liste d’adjacence :</text:p>
      <text:list text:style-name="L5">
        <text:list-item>
          <text:p text:style-name="P12">A : B, C </text:p>
        </text:list-item>
        <text:list-item>
          <text:p text:style-name="P12">B : A, C, D, F </text:p>
        </text:list-item>
        <text:list-item>
          <text:p text:style-name="P12">C : A, B, D </text:p>
        </text:list-item>
        <text:list-item>
          <text:p text:style-name="P12">D : B, C, E </text:p>
        </text:list-item>
        <text:list-item>
          <text:p text:style-name="P12">E : D </text:p>
        </text:list-item>
        <text:list-item>
          <text:p text:style-name="P11">F : B </text:p>
        </text:list-item>
      </text:list>
      <text:p text:style-name="Text_20_body">On part de <text:span text:style-name="Strong_20_Emphasis">A</text:span> et on traite les voisins dans l’ordre alphabétique.</text:p>
      <text:h text:style-name="Heading_20_3" text:outline-level="3">Questions</text:h>
      <text:list text:style-name="L6">
        <text:list-item>
          <text:p text:style-name="P14">Donner l’ordre de visite d’un parcours en largeur.<text:line-break/>.................................................................... </text:p>
        </text:list-item>
        <text:list-item>
          <text:p text:style-name="P14"><text:soft-page-break/>Donner l’ordre de visite d’un parcours en profondeur.<text:line-break/>.................................................................... </text:p>
        </text:list-item>
        <text:list-item>
          <text:p text:style-name="P13">Tous les sommets sont-ils visités ?<text:line-break/>.................................................................... </text:p>
        </text:list-item>
      </text:list>
      <text:h text:style-name="Heading_20_2" text:outline-level="2">Exercice 3</text:h>
      <text:p text:style-name="Text_20_body">Répondre :</text:p>
      <text:list text:style-name="L7">
        <text:list-item>
          <text:p text:style-name="P16">Pourquoi faut-il garder la trace des sommets déjà visités ?<text:line-break/>.................................................................... </text:p>
        </text:list-item>
        <text:list-item>
          <text:p text:style-name="P15">Pourquoi l’ordre des voisins a-t-il de l’importance ?<text:line-break/>.................................................................... </text:p>
        </text:list-item>
      </text:list>
      <text:h text:style-name="Heading_20_1" text:outline-level="1">4. Tableau de suivi</text:h>
      <text:p text:style-name="Text_20_body">On considère le graphe de l’exemple guidé.</text:p>
      <text:p text:style-name="Text_20_body">Compléter le tableau pour le parcours en largeur à partir de A.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Table_20_Heading">Étape</text:p>
            </table:table-cell>
            <table:table-cell table:style-name="Tableau1.A1" office:value-type="string">
              <text:p text:style-name="Table_20_Heading">Sommet traité</text:p>
            </table:table-cell>
            <table:table-cell table:style-name="Tableau1.A1" office:value-type="string">
              <text:p text:style-name="Table_20_Heading">Déjà visités</text:p>
            </table:table-cell>
            <table:table-cell table:style-name="Tableau1.A1" office:value-type="string">
              <text:p text:style-name="Table_20_Heading">À visiter ensuite</text:p>
            </table:table-cell>
          </table:table-row>
        </table:table-header-rows>
        <table:table-row>
          <table:table-cell table:style-name="Tableau1.A1" office:value-type="string">
            <text:p text:style-name="Table_20_Contents">1</text:p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</table:table-row>
        <table:table-row>
          <table:table-cell table:style-name="Tableau1.A1" office:value-type="string">
            <text:p text:style-name="Table_20_Contents">2</text:p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</table:table-row>
        <table:table-row>
          <table:table-cell table:style-name="Tableau1.A1" office:value-type="string">
            <text:p text:style-name="Table_20_Contents">3</text:p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</table:table-row>
        <table:table-row>
          <table:table-cell table:style-name="Tableau1.A1" office:value-type="string">
            <text:p text:style-name="Table_20_Contents">4</text:p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</table:table-row>
        <table:table-row>
          <table:table-cell table:style-name="Tableau1.A1" office:value-type="string">
            <text:p text:style-name="Table_20_Contents">5</text:p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</table:table-row>
      </table:table>
      <text:h text:style-name="Heading_20_1" text:outline-level="1">5. Petit exercice type bac</text:h>
      <text:p text:style-name="Text_20_body">On considère le graphe de sommets A, B, C, D, E, avec la liste d’adjacence :</text:p>
      <text:list text:style-name="L8">
        <text:list-item>
          <text:p text:style-name="P18">A : B, C </text:p>
        </text:list-item>
        <text:list-item>
          <text:p text:style-name="P18">B : A, D, E </text:p>
        </text:list-item>
        <text:list-item>
          <text:p text:style-name="P18">C : A, D </text:p>
        </text:list-item>
        <text:list-item>
          <text:p text:style-name="P18">D : B, C </text:p>
        </text:list-item>
        <text:list-item>
          <text:p text:style-name="P17">E : B </text:p>
        </text:list-item>
      </text:list>
      <text:p text:style-name="Text_20_body">On part du sommet A et on traite les voisins dans l’ordre alphabétique.</text:p>
      <text:h text:style-name="Heading_20_3" text:outline-level="3">Questions</text:h>
      <text:list text:style-name="L9">
        <text:list-item>
          <text:p text:style-name="P20">Donner l’ordre de visite d’un parcours en largeur.<text:line-break/>.................................................................... </text:p>
        </text:list-item>
        <text:list-item>
          <text:p text:style-name="P20">Donner l’ordre de visite d’un parcours en profondeur.<text:line-break/>.................................................................... </text:p>
        </text:list-item>
        <text:list-item>
          <text:p text:style-name="P20">Quel sommet est visité en premier dans les deux cas ?<text:line-break/>.................................................................... </text:p>
        </text:list-item>
        <text:list-item>
          <text:p text:style-name="P20">Quel sommet est visité en dernier dans le parcours en largeur ?<text:line-break/>.................................................................... </text:p>
        </text:list-item>
        <text:list-item>
          <text:p text:style-name="P19"><text:soft-page-break/>Pourquoi les deux ordres sont-ils différents ?<text:line-break/>....................................................................<text:line-break/>.................................................................... </text:p>
        </text:list-item>
      </text:list>
      <text:h text:style-name="Heading_20_1" text:outline-level="1">6. Vrai ou faux ?</text:h>
      <text:h text:style-name="Heading_20_2" text:outline-level="2">a)</text:h>
      <text:p text:style-name="Text_20_body">Parcourir un graphe, c’est visiter ses sommets selon une méthode.<text:line-break/><text:span text:style-name="Strong_20_Emphasis">Vrai / Faux</text:span></text:p>
      <text:h text:style-name="Heading_20_2" text:outline-level="2">b)</text:h>
      <text:p text:style-name="Text_20_body">Dans un parcours en largeur, on suit une branche le plus loin possible avant de revenir.<text:line-break/><text:span text:style-name="Strong_20_Emphasis">Vrai / Faux</text:span></text:p>
      <text:h text:style-name="Heading_20_2" text:outline-level="2">c)</text:h>
      <text:p text:style-name="Text_20_body">Dans un parcours en profondeur, on peut revenir en arrière quand on ne peut plus avancer.<text:line-break/><text:span text:style-name="Strong_20_Emphasis">Vrai / Faux</text:span></text:p>
      <text:h text:style-name="Heading_20_2" text:outline-level="2">d)</text:h>
      <text:p text:style-name="Text_20_body">Il faut éviter de visiter sans cesse le même sommet.<text:line-break/><text:span text:style-name="Strong_20_Emphasis">Vrai / Faux</text:span></text:p>
      <text:h text:style-name="Heading_20_2" text:outline-level="2">e)</text:h>
      <text:p text:style-name="Text_20_body">L’ordre de traitement des voisins peut changer l’ordre du parcours.<text:line-break/><text:span text:style-name="Strong_20_Emphasis">Vrai / Faux</text:span></text:p>
      <text:h text:style-name="Heading_20_1" text:outline-level="1">7. Bilan</text:h>
      <text:p text:style-name="Text_20_body">Compléter les phrases :</text:p>
      <text:list text:style-name="L10">
        <text:list-item>
          <text:p text:style-name="P22">Un parcours sert à<text:line-break/>.................................................................... </text:p>
        </text:list-item>
        <text:list-item>
          <text:p text:style-name="P22">En largeur, on explore<text:line-break/>.................................................................... </text:p>
        </text:list-item>
        <text:list-item>
          <text:p text:style-name="P22">En profondeur, on explore<text:line-break/>.................................................................... </text:p>
        </text:list-item>
        <text:list-item>
          <text:p text:style-name="P22">Il faut garder la trace<text:line-break/>.................................................................... </text:p>
        </text:list-item>
        <text:list-item>
          <text:p text:style-name="P21">L’ordre de visite dépend<text:line-break/>.................................................................... </text:p>
        </text:list-item>
      </text:list>
      <text:h text:style-name="Heading_20_1" text:outline-level="1"><text:soft-page-break/>CORRECTION</text:h>
      <text:h text:style-name="Heading_20_2" text:outline-level="2">Exemple guidé</text:h>
      <text:list text:style-name="L11">
        <text:list-item>
          <text:p text:style-name="P24">largeur : A, B, C, D, E </text:p>
        </text:list-item>
        <text:list-item>
          <text:p text:style-name="P24">profondeur : A, B, D, C, E </text:p>
        </text:list-item>
        <text:list-item>
          <text:p text:style-name="P23">A </text:p>
        </text:list-item>
      </text:list>
      <text:h text:style-name="Heading_20_2" text:outline-level="2">Exercice 1</text:h>
      <text:list text:style-name="L12">
        <text:list-item>
          <text:p text:style-name="P26">visiter les sommets selon une méthode </text:p>
        </text:list-item>
        <text:list-item>
          <text:p text:style-name="P26">les sommets proches / les voisins proches </text:p>
        </text:list-item>
        <text:list-item>
          <text:p text:style-name="P26">une branche aussi loin que possible </text:p>
        </text:list-item>
        <text:list-item>
          <text:p text:style-name="P25">revisiter inutilement les mêmes sommets </text:p>
        </text:list-item>
      </text:list>
      <text:h text:style-name="Heading_20_2" text:outline-level="2">Exercice 2</text:h>
      <text:list text:style-name="L13">
        <text:list-item>
          <text:p text:style-name="P28">largeur : A, B, C, D, F, E </text:p>
        </text:list-item>
        <text:list-item>
          <text:p text:style-name="P28">profondeur : A, B, C, D, E, F </text:p>
        </text:list-item>
        <text:list-item>
          <text:p text:style-name="P27">oui </text:p>
        </text:list-item>
      </text:list>
      <text:h text:style-name="Heading_20_2" text:outline-level="2">Exercice 3</text:h>
      <text:list text:style-name="L14">
        <text:list-item>
          <text:p text:style-name="P30">pour ne pas tourner en rond et ne pas recommencer inutilement </text:p>
        </text:list-item>
        <text:list-item>
          <text:p text:style-name="P29">parce qu’il influence l’ordre de visite </text:p>
        </text:list-item>
      </text:list>
      <text:h text:style-name="Heading_20_2" text:outline-level="2">Tableau de suivi — parcours en largeur</text:h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header-rows>
          <table:table-row>
            <table:table-cell table:style-name="Tableau2.A1" office:value-type="string">
              <text:p text:style-name="Table_20_Heading">Étape</text:p>
            </table:table-cell>
            <table:table-cell table:style-name="Tableau2.A1" office:value-type="string">
              <text:p text:style-name="Table_20_Heading">Sommet traité</text:p>
            </table:table-cell>
            <table:table-cell table:style-name="Tableau2.A1" office:value-type="string">
              <text:p text:style-name="Table_20_Heading">Déjà visités</text:p>
            </table:table-cell>
            <table:table-cell table:style-name="Tableau2.A1" office:value-type="string">
              <text:p text:style-name="Table_20_Heading">À visiter ensuite</text:p>
            </table:table-cell>
          </table:table-row>
        </table:table-header-rows>
        <table:table-row>
          <table:table-cell table:style-name="Tableau2.A1" office:value-type="string">
            <text:p text:style-name="Table_20_Contents">1</text:p>
          </table:table-cell>
          <table:table-cell table:style-name="Tableau2.A1" office:value-type="string">
            <text:p text:style-name="Table_20_Contents">A</text:p>
          </table:table-cell>
          <table:table-cell table:style-name="Tableau2.A1" office:value-type="string">
            <text:p text:style-name="Table_20_Contents">A</text:p>
          </table:table-cell>
          <table:table-cell table:style-name="Tableau2.A1" office:value-type="string">
            <text:p text:style-name="Table_20_Contents">B, C</text:p>
          </table:table-cell>
        </table:table-row>
        <table:table-row>
          <table:table-cell table:style-name="Tableau2.A1" office:value-type="string">
            <text:p text:style-name="Table_20_Contents">2</text:p>
          </table:table-cell>
          <table:table-cell table:style-name="Tableau2.A1" office:value-type="string">
            <text:p text:style-name="Table_20_Contents">B</text:p>
          </table:table-cell>
          <table:table-cell table:style-name="Tableau2.A1" office:value-type="string">
            <text:p text:style-name="Table_20_Contents">A, B</text:p>
          </table:table-cell>
          <table:table-cell table:style-name="Tableau2.A1" office:value-type="string">
            <text:p text:style-name="Table_20_Contents">C, D, E</text:p>
          </table:table-cell>
        </table:table-row>
        <table:table-row>
          <table:table-cell table:style-name="Tableau2.A1" office:value-type="string">
            <text:p text:style-name="Table_20_Contents">3</text:p>
          </table:table-cell>
          <table:table-cell table:style-name="Tableau2.A1" office:value-type="string">
            <text:p text:style-name="Table_20_Contents">C</text:p>
          </table:table-cell>
          <table:table-cell table:style-name="Tableau2.A1" office:value-type="string">
            <text:p text:style-name="Table_20_Contents">A, B, C</text:p>
          </table:table-cell>
          <table:table-cell table:style-name="Tableau2.A1" office:value-type="string">
            <text:p text:style-name="Table_20_Contents">D, E</text:p>
          </table:table-cell>
        </table:table-row>
        <table:table-row>
          <table:table-cell table:style-name="Tableau2.A1" office:value-type="string">
            <text:p text:style-name="Table_20_Contents">4</text:p>
          </table:table-cell>
          <table:table-cell table:style-name="Tableau2.A1" office:value-type="string">
            <text:p text:style-name="Table_20_Contents">D</text:p>
          </table:table-cell>
          <table:table-cell table:style-name="Tableau2.A1" office:value-type="string">
            <text:p text:style-name="Table_20_Contents">A, B, C, D</text:p>
          </table:table-cell>
          <table:table-cell table:style-name="Tableau2.A1" office:value-type="string">
            <text:p text:style-name="Table_20_Contents">E</text:p>
          </table:table-cell>
        </table:table-row>
        <table:table-row>
          <table:table-cell table:style-name="Tableau2.A1" office:value-type="string">
            <text:p text:style-name="Table_20_Contents">5</text:p>
          </table:table-cell>
          <table:table-cell table:style-name="Tableau2.A1" office:value-type="string">
            <text:p text:style-name="Table_20_Contents">E</text:p>
          </table:table-cell>
          <table:table-cell table:style-name="Tableau2.A1" office:value-type="string">
            <text:p text:style-name="Table_20_Contents">A, B, C, D, E</text:p>
          </table:table-cell>
          <table:table-cell table:style-name="Tableau2.A1" office:value-type="string">
            <text:p text:style-name="Table_20_Contents">—</text:p>
          </table:table-cell>
        </table:table-row>
      </table:table>
      <text:h text:style-name="Heading_20_2" text:outline-level="2">Petit exercice type bac</text:h>
      <text:list text:style-name="L15">
        <text:list-item>
          <text:p text:style-name="P32">A, B, C, D, E </text:p>
        </text:list-item>
        <text:list-item>
          <text:p text:style-name="P32">A, B, D, C, E </text:p>
        </text:list-item>
        <text:list-item>
          <text:p text:style-name="P32">A </text:p>
        </text:list-item>
        <text:list-item>
          <text:p text:style-name="P32">E </text:p>
        </text:list-item>
        <text:list-item>
          <text:p text:style-name="P31">Parce que le parcours en largeur visite d’abord les voisins proches, alors que le parcours en profondeur suit une branche avant de revenir. </text:p>
        </text:list-item>
      </text:list>
      <text:h text:style-name="Heading_20_2" text:outline-level="2"><text:soft-page-break/>Vrai ou faux</text:h>
      <text:p text:style-name="Text_20_body">a) <text:span text:style-name="Strong_20_Emphasis">Vrai</text:span><text:line-break/>b) <text:span text:style-name="Strong_20_Emphasis">Faux</text:span><text:line-break/>c) <text:span text:style-name="Strong_20_Emphasis">Vrai</text:span><text:line-break/>d) <text:span text:style-name="Strong_20_Emphasis">Vrai</text:span><text:line-break/>e) <text:span text:style-name="Strong_20_Emphasis">Vrai</text:span></text:p>
      <text:h text:style-name="Heading_20_2" text:outline-level="2">Bilan possible</text:h>
      <text:list text:style-name="L16">
        <text:list-item>
          <text:p text:style-name="P34">visiter les sommets du graphe </text:p>
        </text:list-item>
        <text:list-item>
          <text:p text:style-name="P34">les voisins proches d’abord </text:p>
        </text:list-item>
        <text:list-item>
          <text:p text:style-name="P34">une branche d’abord </text:p>
        </text:list-item>
        <text:list-item>
          <text:p text:style-name="P34">des sommets déjà visités </text:p>
        </text:list-item>
        <text:list-item>
          <text:p text:style-name="P33">de la méthode choisie et de l’ordre des voisins </text:p>
        </text:list-item>
      </text:list>
      <text:h text:style-name="Heading_20_1" text:outline-level="1">Mini devoir maison</text:h>
      <text:h text:style-name="Heading_20_2" text:outline-level="2">Exercice 1</text:h>
      <text:p text:style-name="Text_20_body">On considère la liste d’adjacence :</text:p>
      <text:list text:style-name="L17">
        <text:list-item>
          <text:p text:style-name="P36">A : B, C </text:p>
        </text:list-item>
        <text:list-item>
          <text:p text:style-name="P36">B : A, D </text:p>
        </text:list-item>
        <text:list-item>
          <text:p text:style-name="P36">C : A, E </text:p>
        </text:list-item>
        <text:list-item>
          <text:p text:style-name="P36">D : B </text:p>
        </text:list-item>
        <text:list-item>
          <text:p text:style-name="P35">E : C </text:p>
        </text:list-item>
      </text:list>
      <text:p text:style-name="Text_20_body">En partant de A et en traitant les voisins dans l’ordre alphabétique :</text:p>
      <text:list text:style-name="L18">
        <text:list-item>
          <text:p text:style-name="P38">donner un parcours en largeur ; </text:p>
        </text:list-item>
        <text:list-item>
          <text:p text:style-name="P37">donner un parcours en profondeur. </text:p>
        </text:list-item>
      </text:list>
      <text:h text:style-name="Heading_20_2" text:outline-level="2">Exercice 2</text:h>
      <text:p text:style-name="Text_20_body">Expliquer en une phrase la différence entre un parcours en largeur et un parcours en profondeur.<text:line-break/>....................................................................<text:line-break/>....................................................................</text:p>
      <text:h text:style-name="Heading_20_2" text:outline-level="2">Exercice 3</text:h>
      <text:p text:style-name="Text_20_body">Pourquoi faut-il garder une trace des sommets déjà visités ?<text:line-break/>....................................................................<text:line-break/>...................................................................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20T14:46:27.950730613</meta:creation-date>
    <dc:date>2026-04-20T15:04:35.402249550</dc:date>
    <meta:editing-duration>PT56S</meta:editing-duration>
    <meta:editing-cycles>2</meta:editing-cycles>
    <meta:generator>LibreOffice/24.2.7.2$Linux_X86_64 LibreOffice_project/420$Build-2</meta:generator>
    <meta:document-statistic meta:table-count="2" meta:image-count="0" meta:object-count="0" meta:page-count="6" meta:paragraph-count="180" meta:word-count="985" meta:character-count="6416" meta:non-whitespace-character-count="5589"/>
  </office:meta>
</office:document-meta>
</file>